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5in" table:align="center"/>
    </style:style>
    <style:style style:name="Evaluations.A" style:family="table-column">
      <style:table-column-properties style:column-width="0.6542in"/>
    </style:style>
    <style:style style:name="Evaluations.B" style:family="table-column">
      <style:table-column-properties style:column-width="1.5028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Droid Sans2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text:line-break/></text:span><text:span text:style-name="T4"><text:placeholder text:placeholder-type="text">&lt;/if&gt;</text:placeholder></text:span><text:span text:style-name="T1"><text:placeholder text:placeholder-type="text">&lt;institution.name.name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7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6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6">Name</text:p>
            </table:table-cell>
            <table:table-cell table:style-name="Evaluations.A1" office:value-type="string">
              <text:p text:style-name="P6">Age</text:p>
              <text:p text:style-name="P5">Sex</text:p>
            </table:table-cell>
            <table:table-cell table:style-name="Evaluations.A1" office:value-type="string">
              <text:p text:style-name="P5">Specialty<text:line-break/><text:span text:style-name="T3">[Visit]</text:span></text:p>
            </table:table-cell>
            <table:table-cell table:style-name="Evaluations.A1" office:value-type="string">
              <text:p text:style-name="P5">Signs and Symptoms</text:p>
            </table:table-cell>
            <table:table-cell table:style-name="Evaluations.A1" office:value-type="string">
              <text:p text:style-name="P5">Procedure</text:p>
            </table:table-cell>
            <table:table-cell table:style-name="Evaluations.G1" office:value-type="string">
              <text:p text:style-name="P5">Diagnosis/<text:line-break/>Hypothesis</text:p>
            </table:table-cell>
          </table:table-row>
        </table:table-header-rows>
        <table:table-row>
          <table:table-cell table:style-name="Evaluations.A2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office:value-type="string">
            <text:p text:style-name="P4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3" office:value-type="string">
            <text:p text:style-name="P3"><text:placeholder text:placeholder-type="text">&lt;e.patient.name.name&gt;</text:placeholder></text:p>
          </table:table-cell>
          <table:table-cell table:style-name="Evaluations.A3" office:value-type="string">
            <text:p text:style-name="P2"><text:placeholder text:placeholder-type="text">&lt;e.patient.age&gt;</text:placeholder></text:p>
            <text:p text:style-name="P2"><text:placeholder text:placeholder-type="text">&lt;e.patient.sex_display&gt;</text:placeholder></text:p>
          </table:table-cell>
          <table:table-cell table:style-name="Evaluations.A3" office:value-type="string">
            <text:p text:style-name="P2"><text:placeholder text:placeholder-type="text">&lt;e.specialty.name&gt;</text:placeholder><text:line-break/>[<text:placeholder text:placeholder-type="text">&lt;e.visit_type_display&gt;</text:placeholder>]</text:p>
          </table:table-cell>
          <table:table-cell table:style-name="Evaluations.A3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 (<text:placeholder text:placeholder-type="text">&lt;sas.clinical.code&gt;</text:placeholder>), <text:placeholder text:placeholder-type="text">&lt;/for&gt;</text:placeholder><text:placeholder text:placeholder-type="text">&lt;/if&gt;</text:placeholder></text:p>
          </table:table-cell>
          <table:table-cell table:style-name="Evaluations.A3" office:value-type="string">
            <text:p text:style-name="P2"><text:placeholder text:placeholder-type="text">&lt;if test="e.actions"&gt;</text:placeholder><text:placeholder text:placeholder-type="text">&lt;for each="di in e.actions"&gt;</text:placeholder><text:placeholder text:placeholder-type="text">&lt;di.procedure.name&gt;</text:placeholder>, <text:placeholder text:placeholder-type="text">&lt;/for&gt;</text:placeholder><text:placeholder text:placeholder-type="text">&lt;/if&gt;</text:placeholder><text:line-break/></text:p>
          </table:table-cell>
          <table:table-cell table:style-name="Evaluations.G3" office:value-type="string">
            <text:p text:style-name="P2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 (<text:placeholder text:placeholder-type="text">&lt;dhy.pathology.code&gt;</text:placeholder>)<text:placeholder text:placeholder-type="text">&lt;if test="dhy.first_diagnosis"&gt;</text:placeholder><text:span text:style-name="T1"> 1st</text:span><text:placeholder text:placeholder-type="text">&lt;/if&gt;</text:placeholder>,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4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/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32:45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3" meta:word-count="86" meta:character-count="1185" meta:non-whitespace-character-count="1119"/>
  </office:meta>
</office:document-meta>
</file>